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ffic Situation in Ghana</text:p>
      <text:p text:style-name="P1"/>
      <text:p text:style-name="P2">As the saying goes, “Time is Money” the more time you spend in traffic the more money you loose.</text:p>
      <text:p text:style-name="P2"/>
      <text:p text:style-name="P2">Traffic is something I really dislike in my everyday life. The discomfort, the time I waste, and the waste of resources is unbearable.</text:p>
      <text:p text:style-name="P2"/>
      <text:p text:style-name="P2">As an entrepreneur, the best way of solving this problem is to come up with an application, so that with the integration of Google Maps and GPS, one can determine the best route to their destination with less traffic.</text:p>
      <text:p text:style-name="P2"/>
      <text:p text:style-name="P2">This will work by just subscribing to the service, enter your source and destination, then the application will give you the possibly best rout to your destination.</text:p>
      <text:p text:style-name="P2"/>
      <text:p text:style-name="P2">The need for this solution is based on the fact that no one likes to stay in traffic. You don't only go through stress and loose money, but you also spend a lot of money on fuel.</text:p>
      <text:p text:style-name="P2"/>
      <text:p text:style-name="P2">I see this not only as a problem, but also an opportunity to provide solution and also to make some money.</text:p>
      <text:p text:style-name="P2"/>
      <text:p text:style-name="P2">I will like to take advantage of this 7-week MIT AITI <text:s/>training implement this initiative, and I believe I will be of help to a lot of peopl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9T19:49:43</meta:creation-date>
    <dc:date>2012-06-20T07:02:00</dc:date>
    <meta:editing-duration>PT56M12S</meta:editing-duration>
    <meta:editing-cycles>10</meta:editing-cycles>
    <meta:generator>LibreOffice/3.5$Linux_x86 LibreOffice_project/350m1$Build-2</meta:generator>
    <meta:document-statistic meta:table-count="0" meta:image-count="0" meta:object-count="0" meta:page-count="1" meta:paragraph-count="8" meta:word-count="198" meta:character-count="1063" meta:non-whitespace-character-count="872"/>
  </office:meta>
</office:document-meta>
</file>